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6" style:family="table-cell" style:parent-style-name="Default" style:data-style-name="N2"/>
    <style:style style:name="ce17" style:family="table-cell" style:parent-style-name="Default" style:data-style-name="N2">
      <style:map style:condition="cell-content()&gt;5" style:apply-style-name="Bad" style:base-cell-address="'compared totals'.H3"/>
    </style:style>
    <style:style style:name="ce3" style:family="table-cell" style:parent-style-name="Default" style:data-style-name="N2">
      <style:map style:condition="cell-content()&lt;0.9" style:apply-style-name="Bad" style:base-cell-address="'compared totals'.I3"/>
      <style:map style:condition="cell-content()&gt;1.1" style:apply-style-name="Good" style:base-cell-address="'compared totals'.I3"/>
    </style:style>
    <style:style style:name="ce19" style:family="table-cell" style:parent-style-name="Default" style:data-style-name="N100"/>
    <style:style style:name="ce6" style:family="table-cell" style:parent-style-name="Default" style:data-style-name="N2"/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81d41a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ompared totals" table:style-name="ta1">
        <table:table-column table:style-name="co1" table:number-columns-repeated="4" table:default-cell-style-name="Default"/>
        <table:table-column table:style-name="co1" table:default-cell-style-name="ce16"/>
        <table:table-column table:style-name="co1" table:default-cell-style-name="Default"/>
        <table:table-column table:style-name="co1" table:default-cell-style-name="ce16"/>
        <table:table-column table:style-name="co1" table:default-cell-style-name="ce17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16"/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Voltara</text:p>
          </table:table-cell>
          <table:table-cell/>
          <table:table-cell office:value-type="string" calcext:value-type="string">
            <text:p>Own</text:p>
          </table:table-cell>
          <table:table-cell table:style-name="Default" office:value-type="string" calcext:value-type="string">
            <text:p>Ratio</text:p>
          </table:table-cell>
          <table:table-cell/>
          <table:table-cell table:style-name="Default" office:value-type="string" calcext:value-type="string">
            <text:p>Updated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Improvement</text:p>
          </table:table-cell>
          <table:table-cell/>
          <table:table-cell table:style-name="Default" office:value-type="string" calcext:value-type="string">
            <text:p>Reduction ration</text:p>
          </table:table-cell>
          <table:table-cell table:style-name="Default" office:value-type="string" calcext:value-type="string">
            <text:p>Reduc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3]/[.B3]" office:value-type="float" office:value="2.02020202020202" calcext:value-type="float">
            <text:p>2.02</text:p>
          </table:table-cell>
          <table:table-cell/>
          <table:table-cell office:value-type="float" office:value="81.3333333333333" calcext:value-type="float">
            <text:p>81.33</text:p>
          </table:table-cell>
          <table:table-cell table:formula="of:=[.G3]/[.B3]" office:value-type="float" office:value="0.821548821548821" calcext:value-type="float">
            <text:p>0.82</text:p>
          </table:table-cell>
          <table:table-cell table:formula="of:=[.E3]/[.H3]" office:value-type="float" office:value="2.45901639344262" calcext:value-type="float">
            <text:p>2.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D4]/[.B4]" office:value-type="float" office:value="26.9565217391304" calcext:value-type="float">
            <text:p>26.96</text:p>
          </table:table-cell>
          <table:table-cell/>
          <table:table-cell office:value-type="float" office:value="65.8333333333333" calcext:value-type="float">
            <text:p>65.83</text:p>
          </table:table-cell>
          <table:table-cell table:formula="of:=[.G4]/[.B4]" office:value-type="float" office:value="2.86231884057971" calcext:value-type="float">
            <text:p>2.86</text:p>
          </table:table-cell>
          <table:table-cell table:formula="of:=[.E4]/[.H4]" office:value-type="float" office:value="9.41772151898733" calcext:value-type="float">
            <text:p>9.42</text:p>
          </table:table-cell>
          <table:table-cell/>
          <table:table-cell table:formula="of:=(1-(1/[.H4]))*[.H4]" office:value-type="float" office:value="1.86231884057971" calcext:value-type="float">
            <text:p>1.86</text:p>
          </table:table-cell>
          <table:table-cell table:formula="of:=[.K4]*[.B4]/1000" office:value-type="float" office:value="0.0428333333333333" calcext:value-type="float">
            <text:p>0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D5]/[.B5]" office:value-type="float" office:value="5.45454545454545" calcext:value-type="float">
            <text:p>5.45</text:p>
          </table:table-cell>
          <table:table-cell/>
          <table:table-cell office:value-type="float" office:value="55.5" calcext:value-type="float">
            <text:p>55.50</text:p>
          </table:table-cell>
          <table:table-cell table:formula="of:=[.G5]/[.B5]" office:value-type="float" office:value="5.04545454545455" calcext:value-type="float">
            <text:p>5.05</text:p>
          </table:table-cell>
          <table:table-cell table:formula="of:=[.E5]/[.H5]" office:value-type="float" office:value="1.08108108108108" calcext:value-type="float">
            <text:p>1.08</text:p>
          </table:table-cell>
          <table:table-cell/>
          <table:table-cell table:formula="of:=(1-(1/[.H5]))*[.H5]" office:value-type="float" office:value="4.04545454545455" calcext:value-type="float">
            <text:p>4.05</text:p>
          </table:table-cell>
          <table:table-cell table:formula="of:=[.K5]*[.B5]" office:value-type="float" office:value="44.5000000000001" calcext:value-type="float">
            <text:p>44.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D6]/[.B6]" office:value-type="float" office:value="4.82352941176471" calcext:value-type="float">
            <text:p>4.82</text:p>
          </table:table-cell>
          <table:table-cell/>
          <table:table-cell office:value-type="float" office:value="437.833333333333" calcext:value-type="float">
            <text:p>437.83</text:p>
          </table:table-cell>
          <table:table-cell table:formula="of:=[.G6]/[.B6]" office:value-type="float" office:value="5.15098039215686" calcext:value-type="float">
            <text:p>5.15</text:p>
          </table:table-cell>
          <table:table-cell table:formula="of:=[.E6]/[.H6]" office:value-type="float" office:value="0.936429387133613" calcext:value-type="float">
            <text:p>0.94</text:p>
          </table:table-cell>
          <table:table-cell/>
          <table:table-cell table:formula="of:=(1-(1/[.H6]))*[.H6]" office:value-type="float" office:value="4.15098039215686" calcext:value-type="float">
            <text:p>4.15</text:p>
          </table:table-cell>
          <table:table-cell table:formula="of:=[.K6]*[.B6]" office:value-type="float" office:value="352.833333333333" calcext:value-type="float">
            <text:p>352.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7]/[.B7]" office:value-type="float" office:value="1.85714285714286" calcext:value-type="float">
            <text:p>1.86</text:p>
          </table:table-cell>
          <table:table-cell/>
          <table:table-cell office:value-type="float" office:value="17.5" calcext:value-type="float">
            <text:p>17.50</text:p>
          </table:table-cell>
          <table:table-cell table:formula="of:=[.G7]/[.B7]" office:value-type="float" office:value="2.5" calcext:value-type="float">
            <text:p>2.50</text:p>
          </table:table-cell>
          <table:table-cell table:formula="of:=[.E7]/[.H7]" office:value-type="float" office:value="0.742857142857144" calcext:value-type="float">
            <text:p>0.74</text:p>
          </table:table-cell>
          <table:table-cell/>
          <table:table-cell table:formula="of:=(1-(1/[.H7]))*[.H7]" office:value-type="float" office:value="1.5" calcext:value-type="float">
            <text:p>1.50</text:p>
          </table:table-cell>
          <table:table-cell table:formula="of:=[.K7]*[.B7]" office:value-type="float" office:value="10.5" calcext:value-type="float">
            <text:p>10.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D8]/[.B8]" office:value-type="float" office:value="2.23404255319149" calcext:value-type="float">
            <text:p>2.23</text:p>
          </table:table-cell>
          <table:table-cell/>
          <table:table-cell office:value-type="float" office:value="108.666666666667" calcext:value-type="float">
            <text:p>108.67</text:p>
          </table:table-cell>
          <table:table-cell table:formula="of:=[.G8]/[.B8]" office:value-type="float" office:value="2.31205673758865" calcext:value-type="float">
            <text:p>2.31</text:p>
          </table:table-cell>
          <table:table-cell table:formula="of:=[.E8]/[.H8]" office:value-type="float" office:value="0.966257668711657" calcext:value-type="float">
            <text:p>0.97</text:p>
          </table:table-cell>
          <table:table-cell/>
          <table:table-cell table:formula="of:=(1-(1/[.H8]))*[.H8]" office:value-type="float" office:value="1.31205673758865" calcext:value-type="float">
            <text:p>1.31</text:p>
          </table:table-cell>
          <table:table-cell table:formula="of:=[.K8]*[.B8]" office:value-type="float" office:value="61.6666666666665" calcext:value-type="float">
            <text:p>61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2850" calcext:value-type="float">
            <text:p>2850</text:p>
          </table:table-cell>
          <table:table-cell table:formula="of:=[.D9]/[.B9]" office:value-type="float" office:value="4.10662824207493" calcext:value-type="float">
            <text:p>4.11</text:p>
          </table:table-cell>
          <table:table-cell/>
          <table:table-cell office:value-type="float" office:value="2627.33333333333" calcext:value-type="float">
            <text:p>2627.33</text:p>
          </table:table-cell>
          <table:table-cell table:formula="of:=[.G9]/[.B9]" office:value-type="float" office:value="3.78578290105668" calcext:value-type="float">
            <text:p>3.79</text:p>
          </table:table-cell>
          <table:table-cell table:formula="of:=[.E9]/[.H9]" office:value-type="float" office:value="1.08475006343568" calcext:value-type="float">
            <text:p>1.08</text:p>
          </table:table-cell>
          <table:table-cell/>
          <table:table-cell table:formula="of:=(1-(1/[.H9]))*[.H9]" office:value-type="float" office:value="2.78578290105668" calcext:value-type="float">
            <text:p>2.79</text:p>
          </table:table-cell>
          <table:table-cell table:formula="of:=[.K9]*[.B9]" office:value-type="float" office:value="1933.33333333334" calcext:value-type="float">
            <text:p>1933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D10]/[.B10]" office:value-type="float" office:value="24.2105263157895" calcext:value-type="float">
            <text:p>24.21</text:p>
          </table:table-cell>
          <table:table-cell/>
          <table:table-cell office:value-type="float" office:value="452.833333333333" calcext:value-type="float">
            <text:p>452.83</text:p>
          </table:table-cell>
          <table:table-cell table:formula="of:=[.G10]/[.B10]" office:value-type="float" office:value="23.8333333333333" calcext:value-type="float">
            <text:p>23.83</text:p>
          </table:table-cell>
          <table:table-cell table:formula="of:=[.E10]/[.H10]" office:value-type="float" office:value="1.01582627898418" calcext:value-type="float">
            <text:p>1.02</text:p>
          </table:table-cell>
          <table:table-cell/>
          <table:table-cell table:formula="of:=(1-(1/[.H10]))*[.H10]" office:value-type="float" office:value="22.8333333333333" calcext:value-type="float">
            <text:p>22.83</text:p>
          </table:table-cell>
          <table:table-cell table:formula="of:=[.K10]*[.B10]" office:value-type="float" office:value="433.833333333333" calcext:value-type="float">
            <text:p>433.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D11]/[.B11]" office:value-type="float" office:value="1.95530726256983" calcext:value-type="float">
            <text:p>1.96</text:p>
          </table:table-cell>
          <table:table-cell/>
          <table:table-cell office:value-type="float" office:value="82.1666666666667" calcext:value-type="float">
            <text:p>82.17</text:p>
          </table:table-cell>
          <table:table-cell table:formula="of:=[.G11]/[.B11]" office:value-type="float" office:value="0.45903165735568" calcext:value-type="float">
            <text:p>0.46</text:p>
          </table:table-cell>
          <table:table-cell table:formula="of:=[.E11]/[.H11]" office:value-type="float" office:value="4.25963488843813" calcext:value-type="float">
            <text:p>4.2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D12]/[.B12]" office:value-type="float" office:value="1.57142857142857" calcext:value-type="float">
            <text:p>1.57</text:p>
          </table:table-cell>
          <table:table-cell/>
          <table:table-cell office:value-type="float" office:value="10.8333333333333" calcext:value-type="float">
            <text:p>10.83</text:p>
          </table:table-cell>
          <table:table-cell table:formula="of:=[.G12]/[.B12]" office:value-type="float" office:value="1.54761904761905" calcext:value-type="float">
            <text:p>1.55</text:p>
          </table:table-cell>
          <table:table-cell table:formula="of:=[.E12]/[.H12]" office:value-type="float" office:value="1.01538461538461" calcext:value-type="float">
            <text:p>1.02</text:p>
          </table:table-cell>
          <table:table-cell/>
          <table:table-cell table:formula="of:=(1-(1/[.H12]))*[.H12]" office:value-type="float" office:value="0.54761904761905" calcext:value-type="float">
            <text:p>0.55</text:p>
          </table:table-cell>
          <table:table-cell table:formula="of:=[.K12]*[.B12]" office:value-type="float" office:value="3.83333333333335" calcext:value-type="float">
            <text:p>3.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float" office:value="36500" calcext:value-type="float">
            <text:p>36500</text:p>
          </table:table-cell>
          <table:table-cell table:formula="of:=[.D13]/[.B13]" office:value-type="float" office:value="35.3339787028074" calcext:value-type="float">
            <text:p>35.33</text:p>
          </table:table-cell>
          <table:table-cell/>
          <table:table-cell office:value-type="float" office:value="28961.6666666667" calcext:value-type="float">
            <text:p>28961.67</text:p>
          </table:table-cell>
          <table:table-cell table:formula="of:=[.G13]/[.B13]" office:value-type="float" office:value="28.0364633752823" calcext:value-type="float">
            <text:p>28.04</text:p>
          </table:table-cell>
          <table:table-cell table:formula="of:=[.E13]/[.H13]" office:value-type="float" office:value="1.26028658571675" calcext:value-type="float">
            <text:p>1.26</text:p>
          </table:table-cell>
          <table:table-cell/>
          <table:table-cell table:formula="of:=(1-(1/[.H13]))*[.H13]" office:value-type="float" office:value="27.0364633752823" calcext:value-type="float">
            <text:p>27.04</text:p>
          </table:table-cell>
          <table:table-cell table:formula="of:=[.K13]*[.B13]" office:value-type="float" office:value="27928.6666666666" calcext:value-type="float">
            <text:p>27928.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14]/[.B14]" office:value-type="float" office:value="1.18181818181818" calcext:value-type="float">
            <text:p>1.18</text:p>
          </table:table-cell>
          <table:table-cell/>
          <table:table-cell office:value-type="float" office:value="27" calcext:value-type="float">
            <text:p>27.00</text:p>
          </table:table-cell>
          <table:table-cell table:formula="of:=[.G14]/[.B14]" office:value-type="float" office:value="1.22727272727273" calcext:value-type="float">
            <text:p>1.23</text:p>
          </table:table-cell>
          <table:table-cell table:formula="of:=[.E14]/[.H14]" office:value-type="float" office:value="0.962962962962961" calcext:value-type="float">
            <text:p>0.96</text:p>
          </table:table-cell>
          <table:table-cell/>
          <table:table-cell table:formula="of:=(1-(1/[.H14]))*[.H14]" office:value-type="float" office:value="0.22727272727273" calcext:value-type="float">
            <text:p>0.23</text:p>
          </table:table-cell>
          <table:table-cell table:formula="of:=[.K14]*[.B14]" office:value-type="float" office:value="5.00000000000006" calcext:value-type="float">
            <text:p>5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5]/[.B15]" office:value-type="float" office:value="0.5" calcext:value-type="float">
            <text:p>0.50</text:p>
          </table:table-cell>
          <table:table-cell/>
          <table:table-cell office:value-type="float" office:value="1.33333333333333" calcext:value-type="float">
            <text:p>1.33</text:p>
          </table:table-cell>
          <table:table-cell table:formula="of:=[.G15]/[.B15]" office:value-type="float" office:value="0.333333333333333" calcext:value-type="float">
            <text:p>0.33</text:p>
          </table:table-cell>
          <table:table-cell table:formula="of:=[.E15]/[.H15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28" calcext:value-type="float">
            <text:p>2528</text:p>
          </table:table-cell>
          <table:table-cell/>
          <table:table-cell office:value-type="float" office:value="5810" calcext:value-type="float">
            <text:p>5810</text:p>
          </table:table-cell>
          <table:table-cell table:formula="of:=[.D16]/[.B16]" office:value-type="float" office:value="2.29825949367089" calcext:value-type="float">
            <text:p>2.30</text:p>
          </table:table-cell>
          <table:table-cell/>
          <table:table-cell office:value-type="float" office:value="5375" calcext:value-type="float">
            <text:p>5375.00</text:p>
          </table:table-cell>
          <table:table-cell table:formula="of:=[.G16]/[.B16]" office:value-type="float" office:value="2.12618670886076" calcext:value-type="float">
            <text:p>2.13</text:p>
          </table:table-cell>
          <table:table-cell table:formula="of:=[.E16]/[.H16]" office:value-type="float" office:value="1.08093023255814" calcext:value-type="float">
            <text:p>1.08</text:p>
          </table:table-cell>
          <table:table-cell/>
          <table:table-cell table:formula="of:=(1-(1/[.H16]))*[.H16]" office:value-type="float" office:value="1.12618670886076" calcext:value-type="float">
            <text:p>1.13</text:p>
          </table:table-cell>
          <table:table-cell table:formula="of:=[.K16]*[.B16]" office:value-type="float" office:value="2847" calcext:value-type="float">
            <text:p>2847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054" calcext:value-type="float">
            <text:p>248054</text:p>
          </table:table-cell>
          <table:table-cell/>
          <table:table-cell office:value-type="float" office:value="620000" calcext:value-type="float">
            <text:p>620000</text:p>
          </table:table-cell>
          <table:table-cell table:formula="of:=[.D17]/[.B17]" office:value-type="float" office:value="2.49945576366436" calcext:value-type="float">
            <text:p>2.50</text:p>
          </table:table-cell>
          <table:table-cell/>
          <table:table-cell office:value-type="float" office:value="631235.666666667" calcext:value-type="float">
            <text:p>631235.67</text:p>
          </table:table-cell>
          <table:table-cell table:formula="of:=[.G17]/[.B17]" office:value-type="float" office:value="2.54475100851696" calcext:value-type="float">
            <text:p>2.54</text:p>
          </table:table-cell>
          <table:table-cell table:formula="of:=[.E17]/[.H17]" office:value-type="float" office:value="0.982200519932597" calcext:value-type="float">
            <text:p>0.9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D18]/[.B18]" office:value-type="float" office:value="2.33009708737864" calcext:value-type="float">
            <text:p>2.33</text:p>
          </table:table-cell>
          <table:table-cell/>
          <table:table-cell office:value-type="float" office:value="244.833333333333" calcext:value-type="float">
            <text:p>244.83</text:p>
          </table:table-cell>
          <table:table-cell table:formula="of:=[.G18]/[.B18]" office:value-type="float" office:value="2.37702265372168" calcext:value-type="float">
            <text:p>2.38</text:p>
          </table:table-cell>
          <table:table-cell table:formula="of:=[.E18]/[.H18]" office:value-type="float" office:value="0.980258679373723" calcext:value-type="float">
            <text:p>0.98</text:p>
          </table:table-cell>
          <table:table-cell/>
          <table:table-cell table:formula="of:=(1-(1/[.H18]))*[.H18]" office:value-type="float" office:value="1.37702265372168" calcext:value-type="float">
            <text:p>1.38</text:p>
          </table:table-cell>
          <table:table-cell table:formula="of:=[.K18]*[.B18]" office:value-type="float" office:value="141.833333333333" calcext:value-type="float">
            <text:p>141.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7300" calcext:value-type="float">
            <text:p>17300</text:p>
          </table:table-cell>
          <table:table-cell table:formula="of:=[.D19]/[.B19]" office:value-type="float" office:value="233.783783783784" calcext:value-type="float">
            <text:p>233.78</text:p>
          </table:table-cell>
          <table:table-cell/>
          <table:table-cell office:value-type="float" office:value="16291.3333333333" calcext:value-type="float">
            <text:p>16291.33</text:p>
          </table:table-cell>
          <table:table-cell table:formula="of:=[.G19]/[.B19]" office:value-type="float" office:value="220.153153153153" calcext:value-type="float">
            <text:p>220.15</text:p>
          </table:table-cell>
          <table:table-cell table:formula="of:=[.E19]/[.H19]" office:value-type="float" office:value="1.06191431026722" calcext:value-type="float">
            <text:p>1.06</text:p>
          </table:table-cell>
          <table:table-cell/>
          <table:table-cell table:formula="of:=(1-(1/[.H19]))*[.H19]" office:value-type="float" office:value="219.153153153153" calcext:value-type="float">
            <text:p>219.15</text:p>
          </table:table-cell>
          <table:table-cell table:formula="of:=[.K19]*[.B19]" office:value-type="float" office:value="16217.3333333333" calcext:value-type="float">
            <text:p>16217.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D20]/[.B20]" office:value-type="float" office:value="2.85714285714286" calcext:value-type="float">
            <text:p>2.86</text:p>
          </table:table-cell>
          <table:table-cell/>
          <table:table-cell office:value-type="float" office:value="280.833333333333" calcext:value-type="float">
            <text:p>280.83</text:p>
          </table:table-cell>
          <table:table-cell table:formula="of:=[.G20]/[.B20]" office:value-type="float" office:value="2.8656462585034" calcext:value-type="float">
            <text:p>2.87</text:p>
          </table:table-cell>
          <table:table-cell table:formula="of:=[.E20]/[.H20]" office:value-type="float" office:value="0.997032640949556" calcext:value-type="float">
            <text:p>1.00</text:p>
          </table:table-cell>
          <table:table-cell/>
          <table:table-cell table:formula="of:=(1-(1/[.H20]))*[.H20]" office:value-type="float" office:value="1.8656462585034" calcext:value-type="float">
            <text:p>1.87</text:p>
          </table:table-cell>
          <table:table-cell table:formula="of:=[.K20]*[.B20]" office:value-type="float" office:value="182.833333333333" calcext:value-type="float">
            <text:p>182.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21]/[.B21]" office:value-type="float" office:value="1.27906976744186" calcext:value-type="float">
            <text:p>1.28</text:p>
          </table:table-cell>
          <table:table-cell/>
          <table:table-cell office:value-type="float" office:value="57.6666666666667" calcext:value-type="float">
            <text:p>57.67</text:p>
          </table:table-cell>
          <table:table-cell table:formula="of:=[.G21]/[.B21]" office:value-type="float" office:value="1.34108527131783" calcext:value-type="float">
            <text:p>1.34</text:p>
          </table:table-cell>
          <table:table-cell table:formula="of:=[.E21]/[.H21]" office:value-type="float" office:value="0.953757225433526" calcext:value-type="float">
            <text:p>0.95</text:p>
          </table:table-cell>
          <table:table-cell/>
          <table:table-cell table:formula="of:=(1-(1/[.H21]))*[.H21]" office:value-type="float" office:value="0.34108527131783" calcext:value-type="float">
            <text:p>0.34</text:p>
          </table:table-cell>
          <table:table-cell table:formula="of:=[.K21]*[.B21]" office:value-type="float" office:value="14.6666666666667" calcext:value-type="float">
            <text:p>14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[.D22]/[.B22]" office:value-type="float" office:value="78.5714285714286" calcext:value-type="float">
            <text:p>78.57</text:p>
          </table:table-cell>
          <table:table-cell/>
          <table:table-cell office:value-type="float" office:value="1730" calcext:value-type="float">
            <text:p>1730.00</text:p>
          </table:table-cell>
          <table:table-cell table:formula="of:=[.G22]/[.B22]" office:value-type="float" office:value="61.7857142857143" calcext:value-type="float">
            <text:p>61.79</text:p>
          </table:table-cell>
          <table:table-cell table:formula="of:=[.E22]/[.H22]" office:value-type="float" office:value="1.27167630057804" calcext:value-type="float">
            <text:p>1.27</text:p>
          </table:table-cell>
          <table:table-cell/>
          <table:table-cell table:formula="of:=(1-(1/[.H22]))*[.H22]" office:value-type="float" office:value="60.7857142857143" calcext:value-type="float">
            <text:p>60.79</text:p>
          </table:table-cell>
          <table:table-cell table:formula="of:=[.K22]*[.B22]" office:value-type="float" office:value="1702" calcext:value-type="float">
            <text:p>1702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23]/[.B23]" office:value-type="float" office:value="3.63636363636364" calcext:value-type="float">
            <text:p>3.64</text:p>
          </table:table-cell>
          <table:table-cell/>
          <table:table-cell office:value-type="float" office:value="189.166666666667" calcext:value-type="float">
            <text:p>189.17</text:p>
          </table:table-cell>
          <table:table-cell table:formula="of:=[.G23]/[.B23]" office:value-type="float" office:value="3.43939393939394" calcext:value-type="float">
            <text:p>3.44</text:p>
          </table:table-cell>
          <table:table-cell table:formula="of:=[.E23]/[.H23]" office:value-type="float" office:value="1.05726872246696" calcext:value-type="float">
            <text:p>1.06</text:p>
          </table:table-cell>
          <table:table-cell/>
          <table:table-cell table:formula="of:=(1-(1/[.H23]))*[.H23]" office:value-type="float" office:value="2.43939393939394" calcext:value-type="float">
            <text:p>2.44</text:p>
          </table:table-cell>
          <table:table-cell table:formula="of:=[.K23]*[.B23]" office:value-type="float" office:value="134.166666666667" calcext:value-type="float">
            <text:p>134.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00000" calcext:value-type="float">
            <text:p>1100000</text:p>
          </table:table-cell>
          <table:table-cell table:formula="of:=[.D24]/[.B24]" office:value-type="float" office:value="9322.03389830509" calcext:value-type="float">
            <text:p>9322.03</text:p>
          </table:table-cell>
          <table:table-cell/>
          <table:table-cell office:value-type="float" office:value="40787" calcext:value-type="float">
            <text:p>40787.00</text:p>
          </table:table-cell>
          <table:table-cell table:formula="of:=[.G24]/[.B24]" office:value-type="float" office:value="345.652542372881" calcext:value-type="float">
            <text:p>345.65</text:p>
          </table:table-cell>
          <table:table-cell table:formula="of:=[.E24]/[.H24]" office:value-type="float" office:value="26.9693774977321" calcext:value-type="float">
            <text:p>26.97</text:p>
          </table:table-cell>
          <table:table-cell/>
          <table:table-cell table:formula="of:=(1-(1/[.H24]))*[.H24]" office:value-type="float" office:value="344.652542372881" calcext:value-type="float">
            <text:p>344.65</text:p>
          </table:table-cell>
          <table:table-cell table:formula="of:=[.K24]*[.B24]" office:value-type="float" office:value="40669" calcext:value-type="float">
            <text:p>40669.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3257" calcext:value-type="float">
            <text:p>133257</text:p>
          </table:table-cell>
          <table:table-cell/>
          <table:table-cell office:value-type="float" office:value="294000" calcext:value-type="float">
            <text:p>294000</text:p>
          </table:table-cell>
          <table:table-cell table:formula="of:=[.D25]/[.B25]" office:value-type="float" office:value="2.20626308561652" calcext:value-type="float">
            <text:p>2.21</text:p>
          </table:table-cell>
          <table:table-cell/>
          <table:table-cell office:value-type="float" office:value="353948.666666667" calcext:value-type="float">
            <text:p>353948.67</text:p>
          </table:table-cell>
          <table:table-cell table:formula="of:=[.G25]/[.B25]" office:value-type="float" office:value="2.65613563765256" calcext:value-type="float">
            <text:p>2.66</text:p>
          </table:table-cell>
          <table:table-cell table:formula="of:=[.E25]/[.H25]" office:value-type="float" office:value="0.830628923591558" calcext:value-type="float">
            <text:p>0.8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D26]/[.B26]" office:value-type="float" office:value="20.9205020920502" calcext:value-type="float">
            <text:p>20.92</text:p>
          </table:table-cell>
          <table:table-cell/>
          <table:table-cell office:value-type="float" office:value="4992.33333333333" calcext:value-type="float">
            <text:p>4992.33</text:p>
          </table:table-cell>
          <table:table-cell table:formula="of:=[.G26]/[.B26]" office:value-type="float" office:value="20.8884239888424" calcext:value-type="float">
            <text:p>20.89</text:p>
          </table:table-cell>
          <table:table-cell table:formula="of:=[.E26]/[.H26]" office:value-type="float" office:value="1.00153568805502" calcext:value-type="float">
            <text:p>1.00</text:p>
          </table:table-cell>
          <table:table-cell/>
          <table:table-cell table:formula="of:=(1-(1/[.H26]))*[.H26]" office:value-type="float" office:value="19.8884239888424" calcext:value-type="float">
            <text:p>19.89</text:p>
          </table:table-cell>
          <table:table-cell table:formula="of:=[.K26]*[.B26]" office:value-type="float" office:value="4753.33333333333" calcext:value-type="float">
            <text:p>4753.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3000" calcext:value-type="float">
            <text:p>83000</text:p>
          </table:table-cell>
          <table:table-cell table:formula="of:=[.D27]/[.B27]" office:value-type="float" office:value="13833.3333333333" calcext:value-type="float">
            <text:p>13833.33</text:p>
          </table:table-cell>
          <table:table-cell/>
          <table:table-cell office:value-type="float" office:value="82616.1666666667" calcext:value-type="float">
            <text:p>82616.17</text:p>
          </table:table-cell>
          <table:table-cell table:formula="of:=[.G27]/[.B27]" office:value-type="float" office:value="13769.3611111111" calcext:value-type="float">
            <text:p>13769.36</text:p>
          </table:table-cell>
          <table:table-cell table:formula="of:=[.E27]/[.H27]" office:value-type="float" office:value="1.00464598333256" calcext:value-type="float">
            <text:p>1.00</text:p>
          </table:table-cell>
          <table:table-cell/>
          <table:table-cell table:formula="of:=(1-(1/[.H27]))*[.H27]" office:value-type="float" office:value="13768.3611111111" calcext:value-type="float">
            <text:p>13768.36</text:p>
          </table:table-cell>
          <table:table-cell table:formula="of:=[.K27]*[.B27]" office:value-type="float" office:value="82610.1666666666" calcext:value-type="float">
            <text:p>82610.17</text:p>
          </table:table-cell>
        </table:table-row>
        <table:table-row table:style-name="ro1" table:number-rows-repeated="4"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current total</text:p>
          </table:table-cell>
          <table:table-cell office:value-type="float" office:value="1426974" calcext:value-type="float">
            <text:p>142697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target</text:p>
          </table:table-cell>
          <table:table-cell office:value-type="float" office:value="1000000" calcext:value-type="float">
            <text:p>100000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reduction</text:p>
          </table:table-cell>
          <table:table-cell table:formula="of:=[.J32]-[.J33]" office:value-type="float" office:value="426974" calcext:value-type="float">
            <text:p>426974</text:p>
          </table:table-cell>
          <table:table-cell table:style-name="Default" table:number-columns-repeated="2"/>
        </table:table-row>
        <calcext:conditional-formats>
          <calcext:conditional-format calcext:target-range-address="'compared totals'.I3:'compared totals'.I27">
            <calcext:condition calcext:apply-style-name="Bad" calcext:value="&lt;0.9" calcext:base-cell-address="'compared totals'.I3"/>
            <calcext:condition calcext:apply-style-name="Good" calcext:value="&gt;1.1" calcext:base-cell-address="'compared totals'.I3"/>
          </calcext:conditional-format>
          <calcext:conditional-format calcext:target-range-address="'compared totals'.H3:'compared totals'.H27">
            <calcext:condition calcext:apply-style-name="Bad" calcext:value="&gt;5" calcext:base-cell-address="'compared totals'.H3"/>
          </calcext:conditional-format>
        </calcext:conditional-formats>
      </table:table>
      <table:table table:name="average runs" table:style-name="ta1"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1: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16" table:formula="of:=AVERAGE([.D2:.I2])" office:value-type="float" office:value="81.3333333333333" calcext:value-type="float">
            <text:p>81.33</text:p>
          </table:table-cell>
          <table:table-cell table:style-name="ce6" table:formula="of:=STDEV([.D2:.I2])/[.K2]" office:value-type="float" office:value="0.0215310254697765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2: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6" table:formula="of:=AVERAGE([.D3:.I3])" office:value-type="float" office:value="65.8333333333333" calcext:value-type="float">
            <text:p>65.83</text:p>
          </table:table-cell>
          <table:table-cell table:style-name="ce6" table:formula="of:=STDEV([.D3:.I3])/[.K3]" office:value-type="float" office:value="0.0647428448230098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3: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6" table:formula="of:=AVERAGE([.D4:.I4])" office:value-type="float" office:value="55.5" calcext:value-type="float">
            <text:p>55.50</text:p>
          </table:table-cell>
          <table:table-cell table:style-name="ce6" table:formula="of:=STDEV([.D4:.I4])/[.K4]" office:value-type="float" office:value="0.148907773055095" calcext:value-type="float">
            <text:p>0.15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4:</text:p>
          </table:table-cell>
          <table:table-cell office:value-type="float" office:value="453" calcext:value-type="float">
            <text:p>453</text:p>
          </table:table-cell>
          <table:table-cell office:value-type="float" office:value="442" calcext:value-type="float">
            <text:p>442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16" table:formula="of:=AVERAGE([.D5:.I5])" office:value-type="float" office:value="437.833333333333" calcext:value-type="float">
            <text:p>437.83</text:p>
          </table:table-cell>
          <table:table-cell table:style-name="ce6" table:formula="of:=STDEV([.D5:.I5])/[.K5]" office:value-type="float" office:value="0.019240589809369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5: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5" calcext:value-type="float">
            <text:p>15</text:p>
          </table:table-cell>
          <table:table-cell/>
          <table:table-cell table:style-name="ce16" table:formula="of:=AVERAGE([.D6:.I6])" office:value-type="float" office:value="17.5" calcext:value-type="float">
            <text:p>17.50</text:p>
          </table:table-cell>
          <table:table-cell table:style-name="ce6" table:formula="of:=STDEV([.D6:.I6])/[.K6]" office:value-type="float" office:value="0.25491094883652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6: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16" table:formula="of:=AVERAGE([.D7:.I7])" office:value-type="float" office:value="108.666666666667" calcext:value-type="float">
            <text:p>108.67</text:p>
          </table:table-cell>
          <table:table-cell table:style-name="ce6" table:formula="of:=STDEV([.D7:.I7])/[.K7]" office:value-type="float" office:value="0.0719127276667122" calcext:value-type="float">
            <text:p>0.07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7:</text:p>
          </table:table-cell>
          <table:table-cell office:value-type="float" office:value="2591" calcext:value-type="float">
            <text:p>2591</text:p>
          </table:table-cell>
          <table:table-cell office:value-type="float" office:value="2584" calcext:value-type="float">
            <text:p>2584</text:p>
          </table:table-cell>
          <table:table-cell office:value-type="float" office:value="2668" calcext:value-type="float">
            <text:p>2668</text:p>
          </table:table-cell>
          <table:table-cell office:value-type="float" office:value="2745" calcext:value-type="float">
            <text:p>2745</text:p>
          </table:table-cell>
          <table:table-cell office:value-type="float" office:value="2599" calcext:value-type="float">
            <text:p>2599</text:p>
          </table:table-cell>
          <table:table-cell office:value-type="float" office:value="2577" calcext:value-type="float">
            <text:p>2577</text:p>
          </table:table-cell>
          <table:table-cell/>
          <table:table-cell table:style-name="ce16" table:formula="of:=AVERAGE([.D8:.I8])" office:value-type="float" office:value="2627.33333333333" calcext:value-type="float">
            <text:p>2627.33</text:p>
          </table:table-cell>
          <table:table-cell table:style-name="ce6" table:formula="of:=STDEV([.D8:.I8])/[.K8]" office:value-type="float" office:value="0.0252661996996208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8:</text:p>
          </table:table-cell>
          <table:table-cell office:value-type="float" office:value="448" calcext:value-type="float">
            <text:p>448</text:p>
          </table:table-cell>
          <table:table-cell office:value-type="float" office:value="472" calcext:value-type="float">
            <text:p>472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float" office:value="449" calcext:value-type="float">
            <text:p>449</text:p>
          </table:table-cell>
          <table:table-cell/>
          <table:table-cell table:style-name="ce16" table:formula="of:=AVERAGE([.D9:.I9])" office:value-type="float" office:value="452.833333333333" calcext:value-type="float">
            <text:p>452.83</text:p>
          </table:table-cell>
          <table:table-cell table:style-name="ce6" table:formula="of:=STDEV([.D9:.I9])/[.K9]" office:value-type="float" office:value="0.020782450837175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09: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table:style-name="ce16" table:formula="of:=AVERAGE([.D10:.I10])" office:value-type="float" office:value="82.1666666666667" calcext:value-type="float">
            <text:p>82.17</text:p>
          </table:table-cell>
          <table:table-cell table:style-name="ce6" table:formula="of:=STDEV([.D10:.I10])/[.K10]" office:value-type="float" office:value="0.0588305234703367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0: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table:formula="of:=AVERAGE([.D11:.I11])" office:value-type="float" office:value="10.8333333333333" calcext:value-type="float">
            <text:p>10.83</text:p>
          </table:table-cell>
          <table:table-cell table:style-name="ce6" table:formula="of:=STDEV([.D11:.I11])/[.K11]" office:value-type="float" office:value="0.107911864103078" calcext:value-type="float">
            <text:p>0.11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1:</text:p>
          </table:table-cell>
          <table:table-cell office:value-type="float" office:value="28898" calcext:value-type="float">
            <text:p>28898</text:p>
          </table:table-cell>
          <table:table-cell office:value-type="float" office:value="29045" calcext:value-type="float">
            <text:p>29045</text:p>
          </table:table-cell>
          <table:table-cell office:value-type="float" office:value="27353" calcext:value-type="float">
            <text:p>27353</text:p>
          </table:table-cell>
          <table:table-cell office:value-type="float" office:value="28781" calcext:value-type="float">
            <text:p>28781</text:p>
          </table:table-cell>
          <table:table-cell office:value-type="float" office:value="28804" calcext:value-type="float">
            <text:p>28804</text:p>
          </table:table-cell>
          <table:table-cell office:value-type="float" office:value="30889" calcext:value-type="float">
            <text:p>30889</text:p>
          </table:table-cell>
          <table:table-cell/>
          <table:table-cell table:style-name="ce16" table:formula="of:=AVERAGE([.D12:.I12])" office:value-type="float" office:value="28961.6666666667" calcext:value-type="float">
            <text:p>28961.67</text:p>
          </table:table-cell>
          <table:table-cell table:style-name="ce6" table:formula="of:=STDEV([.D12:.I12])/[.K12]" office:value-type="float" office:value="0.0389755722379805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2: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6" table:formula="of:=AVERAGE([.D13:.I13])" office:value-type="float" office:value="27" calcext:value-type="float">
            <text:p>27.00</text:p>
          </table:table-cell>
          <table:table-cell table:style-name="ce6" table:formula="of:=STDEV([.D13:.I13])/[.K13]" office:value-type="float" office:value="0.130420865641919" calcext:value-type="float">
            <text:p>0.13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3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AVERAGE([.D14:.I14])" office:value-type="float" office:value="1.33333333333333" calcext:value-type="float">
            <text:p>1.33</text:p>
          </table:table-cell>
          <table:table-cell table:style-name="ce6" table:formula="of:=STDEV([.D14:.I14])/[.K14]" office:value-type="float" office:value="0.387298334620742" calcext:value-type="float">
            <text:p>0.39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4:</text:p>
          </table:table-cell>
          <table:table-cell office:value-type="float" office:value="5280" calcext:value-type="float">
            <text:p>5280</text:p>
          </table:table-cell>
          <table:table-cell office:value-type="float" office:value="5404" calcext:value-type="float">
            <text:p>5404</text:p>
          </table:table-cell>
          <table:table-cell office:value-type="float" office:value="5302" calcext:value-type="float">
            <text:p>5302</text:p>
          </table:table-cell>
          <table:table-cell office:value-type="float" office:value="5431" calcext:value-type="float">
            <text:p>5431</text:p>
          </table:table-cell>
          <table:table-cell office:value-type="float" office:value="5523" calcext:value-type="float">
            <text:p>5523</text:p>
          </table:table-cell>
          <table:table-cell office:value-type="float" office:value="5310" calcext:value-type="float">
            <text:p>5310</text:p>
          </table:table-cell>
          <table:table-cell/>
          <table:table-cell table:style-name="ce16" table:formula="of:=AVERAGE([.D15:.I15])" office:value-type="float" office:value="5375" calcext:value-type="float">
            <text:p>5375.00</text:p>
          </table:table-cell>
          <table:table-cell table:style-name="ce6" table:formula="of:=STDEV([.D15:.I15])/[.K15]" office:value-type="float" office:value="0.0175437026740484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5:</text:p>
          </table:table-cell>
          <table:table-cell office:value-type="float" office:value="615000" calcext:value-type="float">
            <text:p>615000</text:p>
          </table:table-cell>
          <table:table-cell office:value-type="float" office:value="658954" calcext:value-type="float">
            <text:p>658954</text:p>
          </table:table-cell>
          <table:table-cell office:value-type="float" office:value="619569" calcext:value-type="float">
            <text:p>619569</text:p>
          </table:table-cell>
          <table:table-cell office:value-type="float" office:value="633157" calcext:value-type="float">
            <text:p>633157</text:p>
          </table:table-cell>
          <table:table-cell office:value-type="float" office:value="617880" calcext:value-type="float">
            <text:p>617880</text:p>
          </table:table-cell>
          <table:table-cell office:value-type="float" office:value="642854" calcext:value-type="float">
            <text:p>642854</text:p>
          </table:table-cell>
          <table:table-cell/>
          <table:table-cell table:style-name="ce16" table:formula="of:=AVERAGE([.D16:.I16])" office:value-type="float" office:value="631235.666666667" calcext:value-type="float">
            <text:p>631235.67</text:p>
          </table:table-cell>
          <table:table-cell table:style-name="ce6" table:formula="of:=STDEV([.D16:.I16])/[.K16]" office:value-type="float" office:value="0.0273021092881282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6:</text:p>
          </table:table-cell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16" table:formula="of:=AVERAGE([.D17:.I17])" office:value-type="float" office:value="244.833333333333" calcext:value-type="float">
            <text:p>244.83</text:p>
          </table:table-cell>
          <table:table-cell table:style-name="ce6" table:formula="of:=STDEV([.D17:.I17])/[.K17]" office:value-type="float" office:value="0.01195460934977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7:</text:p>
          </table:table-cell>
          <table:table-cell office:value-type="float" office:value="15755" calcext:value-type="float">
            <text:p>15755</text:p>
          </table:table-cell>
          <table:table-cell office:value-type="float" office:value="16525" calcext:value-type="float">
            <text:p>16525</text:p>
          </table:table-cell>
          <table:table-cell office:value-type="float" office:value="16169" calcext:value-type="float">
            <text:p>16169</text:p>
          </table:table-cell>
          <table:table-cell office:value-type="float" office:value="16602" calcext:value-type="float">
            <text:p>16602</text:p>
          </table:table-cell>
          <table:table-cell office:value-type="float" office:value="15795" calcext:value-type="float">
            <text:p>15795</text:p>
          </table:table-cell>
          <table:table-cell office:value-type="float" office:value="16902" calcext:value-type="float">
            <text:p>16902</text:p>
          </table:table-cell>
          <table:table-cell/>
          <table:table-cell table:style-name="ce16" table:formula="of:=AVERAGE([.D18:.I18])" office:value-type="float" office:value="16291.3333333333" calcext:value-type="float">
            <text:p>16291.33</text:p>
          </table:table-cell>
          <table:table-cell table:style-name="ce6" table:formula="of:=STDEV([.D18:.I18])/[.K18]" office:value-type="float" office:value="0.0284352388037082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8:</text:p>
          </table:table-cell>
          <table:table-cell office:value-type="float" office:value="268" calcext:value-type="float">
            <text:p>268</text:p>
          </table:table-cell>
          <table:table-cell office:value-type="float" office:value="295" calcext:value-type="float">
            <text:p>295</text:p>
          </table:table-cell>
          <table:table-cell office:value-type="float" office:value="283" calcext:value-type="float">
            <text:p>283</text:p>
          </table:table-cell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16" table:formula="of:=AVERAGE([.D19:.I19])" office:value-type="float" office:value="280.833333333333" calcext:value-type="float">
            <text:p>280.83</text:p>
          </table:table-cell>
          <table:table-cell table:style-name="ce6" table:formula="of:=STDEV([.D19:.I19])/[.K19]" office:value-type="float" office:value="0.0381801222817051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19: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6" table:formula="of:=AVERAGE([.D20:.I20])" office:value-type="float" office:value="57.6666666666667" calcext:value-type="float">
            <text:p>57.67</text:p>
          </table:table-cell>
          <table:table-cell table:style-name="ce6" table:formula="of:=STDEV([.D20:.I20])/[.K20]" office:value-type="float" office:value="0.0340991472919136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20:</text:p>
          </table:table-cell>
          <table:table-cell office:value-type="float" office:value="1681" calcext:value-type="float">
            <text:p>1681</text:p>
          </table:table-cell>
          <table:table-cell office:value-type="float" office:value="1807" calcext:value-type="float">
            <text:p>1807</text:p>
          </table:table-cell>
          <table:table-cell office:value-type="float" office:value="1747" calcext:value-type="float">
            <text:p>1747</text:p>
          </table:table-cell>
          <table:table-cell office:value-type="float" office:value="1710" calcext:value-type="float">
            <text:p>1710</text:p>
          </table:table-cell>
          <table:table-cell office:value-type="float" office:value="1677" calcext:value-type="float">
            <text:p>1677</text:p>
          </table:table-cell>
          <table:table-cell office:value-type="float" office:value="1758" calcext:value-type="float">
            <text:p>1758</text:p>
          </table:table-cell>
          <table:table-cell/>
          <table:table-cell table:style-name="ce16" table:formula="of:=AVERAGE([.D21:.I21])" office:value-type="float" office:value="1730" calcext:value-type="float">
            <text:p>1730.00</text:p>
          </table:table-cell>
          <table:table-cell table:style-name="ce6" table:formula="of:=STDEV([.D21:.I21])/[.K21]" office:value-type="float" office:value="0.0290309251302746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21: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16" table:formula="of:=AVERAGE([.D22:.I22])" office:value-type="float" office:value="189.166666666667" calcext:value-type="float">
            <text:p>189.17</text:p>
          </table:table-cell>
          <table:table-cell table:style-name="ce6" table:formula="of:=STDEV([.D22:.I22])/[.K22]" office:value-type="float" office:value="0.0151069851977817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22:</text:p>
          </table:table-cell>
          <table:table-cell office:value-type="float" office:value="1123856" calcext:value-type="float">
            <text:p>1123856</text:p>
          </table:table-cell>
          <table:table-cell office:value-type="float" office:value="1109784" calcext:value-type="float">
            <text:p>1109784</text:p>
          </table:table-cell>
          <table:table-cell office:value-type="float" office:value="1144543" calcext:value-type="float">
            <text:p>1144543</text:p>
          </table:table-cell>
          <table:table-cell office:value-type="float" office:value="1093575" calcext:value-type="float">
            <text:p>1093575</text:p>
          </table:table-cell>
          <table:table-cell office:value-type="float" office:value="1086107" calcext:value-type="float">
            <text:p>1086107</text:p>
          </table:table-cell>
          <table:table-cell office:value-type="float" office:value="1117240" calcext:value-type="float">
            <text:p>1117240</text:p>
          </table:table-cell>
          <table:table-cell/>
          <table:table-cell table:style-name="ce16" table:formula="of:=AVERAGE([.D23:.I23])" office:value-type="float" office:value="1112517.5" calcext:value-type="float">
            <text:p>1112517.50</text:p>
          </table:table-cell>
          <table:table-cell table:style-name="ce6" table:formula="of:=STDEV([.D23:.I23])/[.K23]" office:value-type="float" office:value="0.0190266066809778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23:</text:p>
          </table:table-cell>
          <table:table-cell office:value-type="float" office:value="372158" calcext:value-type="float">
            <text:p>372158</text:p>
          </table:table-cell>
          <table:table-cell office:value-type="float" office:value="377491" calcext:value-type="float">
            <text:p>377491</text:p>
          </table:table-cell>
          <table:table-cell office:value-type="float" office:value="342179" calcext:value-type="float">
            <text:p>342179</text:p>
          </table:table-cell>
          <table:table-cell office:value-type="float" office:value="322067" calcext:value-type="float">
            <text:p>322067</text:p>
          </table:table-cell>
          <table:table-cell office:value-type="float" office:value="326908" calcext:value-type="float">
            <text:p>326908</text:p>
          </table:table-cell>
          <table:table-cell office:value-type="float" office:value="382889" calcext:value-type="float">
            <text:p>382889</text:p>
          </table:table-cell>
          <table:table-cell/>
          <table:table-cell table:style-name="ce16" table:formula="of:=AVERAGE([.D24:.I24])" office:value-type="float" office:value="353948.666666667" calcext:value-type="float">
            <text:p>353948.67</text:p>
          </table:table-cell>
          <table:table-cell table:style-name="ce6" table:formula="of:=STDEV([.D24:.I24])/[.K24]" office:value-type="float" office:value="0.075910158388996" calcext:value-type="float">
            <text:p>0.08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24:</text:p>
          </table:table-cell>
          <table:table-cell office:value-type="float" office:value="4990" calcext:value-type="float">
            <text:p>4990</text:p>
          </table:table-cell>
          <table:table-cell office:value-type="float" office:value="4954" calcext:value-type="float">
            <text:p>4954</text:p>
          </table:table-cell>
          <table:table-cell office:value-type="float" office:value="5037" calcext:value-type="float">
            <text:p>5037</text:p>
          </table:table-cell>
          <table:table-cell office:value-type="float" office:value="4932" calcext:value-type="float">
            <text:p>4932</text:p>
          </table:table-cell>
          <table:table-cell office:value-type="float" office:value="5026" calcext:value-type="float">
            <text:p>5026</text:p>
          </table:table-cell>
          <table:table-cell office:value-type="float" office:value="5015" calcext:value-type="float">
            <text:p>5015</text:p>
          </table:table-cell>
          <table:table-cell/>
          <table:table-cell table:style-name="ce16" table:formula="of:=AVERAGE([.D25:.I25])" office:value-type="float" office:value="4992.33333333333" calcext:value-type="float">
            <text:p>4992.33</text:p>
          </table:table-cell>
          <table:table-cell table:style-name="ce6" table:formula="of:=STDEV([.D25:.I25])/[.K25]" office:value-type="float" office:value="0.00838295940606714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25:</text:p>
          </table:table-cell>
          <table:table-cell office:value-type="float" office:value="83399" calcext:value-type="float">
            <text:p>83399</text:p>
          </table:table-cell>
          <table:table-cell office:value-type="float" office:value="82840" calcext:value-type="float">
            <text:p>82840</text:p>
          </table:table-cell>
          <table:table-cell office:value-type="float" office:value="81546" calcext:value-type="float">
            <text:p>81546</text:p>
          </table:table-cell>
          <table:table-cell office:value-type="float" office:value="81470" calcext:value-type="float">
            <text:p>81470</text:p>
          </table:table-cell>
          <table:table-cell office:value-type="float" office:value="83494" calcext:value-type="float">
            <text:p>83494</text:p>
          </table:table-cell>
          <table:table-cell office:value-type="float" office:value="82948" calcext:value-type="float">
            <text:p>82948</text:p>
          </table:table-cell>
          <table:table-cell/>
          <table:table-cell table:style-name="ce16" table:formula="of:=AVERAGE([.D26:.I26])" office:value-type="float" office:value="82616.1666666667" calcext:value-type="float">
            <text:p>82616.17</text:p>
          </table:table-cell>
          <table:table-cell table:style-name="ce6" table:formula="of:=STDEV([.D26:.I26])/[.K26]" office:value-type="float" office:value="0.0108298002757588" calcext:value-type="float">
            <text:p>0.01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25"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25"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25"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average runs'.L2:'average runs'.L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day09" table:style-name="ta1">
        <table:table-column table:style-name="co1" table:number-columns-repeated="2" table:default-cell-style-name="Default"/>
        <table:table-column table:style-name="co2" table:number-columns-repeated="20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2"/>
          <table:table-cell table:style-name="ce21" office:value-type="float" office:value="35" calcext:value-type="float">
            <text:p>3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5" calcext:value-type="float">
            <text:p>15</text:p>
          </table:table-cell>
          <table:table-cell table:style-name="ce21" office:value-type="float" office:value="25" calcext:value-type="float">
            <text:p>25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style-name="ce2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82" calcext:value-type="float">
            <text:p>182</text:p>
          </table:table-cell>
          <table:table-cell table:style-name="ce23" office:value-type="float" office:value="127" calcext:value-type="float">
            <text:p>127</text:p>
          </table:table-cell>
          <table:table-cell table:style-name="ce22" office:value-type="float" office:value="219" calcext:value-type="float">
            <text:p>219</text:p>
          </table:table-cell>
          <table:table-cell table:style-name="ce22" office:value-type="float" office:value="299" calcext:value-type="float">
            <text:p>299</text:p>
          </table:table-cell>
          <table:table-cell table:style-name="ce22" office:value-type="float" office:value="277" calcext:value-type="float">
            <text:p>277</text:p>
          </table:table-cell>
          <table:table-cell table:style-name="ce22" office:value-type="float" office:value="309" calcext:value-type="float">
            <text:p>309</text:p>
          </table:table-cell>
          <table:table-cell table:style-name="ce22" office:value-type="float" office:value="576" calcext:value-type="float">
            <text:p>576</text:p>
          </table:table-cell>
          <table:table-cell table:number-columns-repeated="6"/>
          <table:table-cell table:style-name="ce24"/>
        </table:table-row>
        <table:table-row table:style-name="ro1">
          <table:table-cell/>
          <table:table-cell office:value-type="string" calcext:value-type="string">
            <text:p>total validity</text:p>
          </table:table-cell>
          <table:table-cell table:number-columns-repeated="5"/>
          <table:table-cell table:number-columns-repeated="14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47" calcext:value-type="float">
            <text:p>47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3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7"/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9"/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117" calcext:value-type="float">
            <text:p>117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82" calcext:value-type="float">
            <text:p>18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15"/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0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sliding window approach for closing as many following numbers as possible</text:p>
          </table:table-cell>
          <table:table-cell table:number-columns-repeated="25"/>
        </table:table-row>
        <table:table-row table:style-name="ro1" table:number-rows-repeated="2">
          <table:table-cell table:number-columns-repeated="29"/>
        </table:table-row>
        <table:table-row table:style-name="ro1" table:number-rows-repeated="4">
          <table:table-cell table:number-columns-repeated="3"/>
          <table:table-cell table:style-name="ce19"/>
          <table:table-cell table:number-columns-repeated="25"/>
        </table:table-row>
        <table:table-row table:style-name="ro1">
          <table:table-cell table:number-columns-repeated="3"/>
          <table:table-cell table:style-name="ce19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21:47:19.052972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22:11:39.012931333</meta:creation-date>
    <dc:date>2021-05-11T22:08:10.876754417</dc:date>
    <meta:editing-duration>P3DT20H23M17S</meta:editing-duration>
    <meta:editing-cycles>16</meta:editing-cycles>
    <meta:generator>LibreOffice/6.4.7.2$Linux_X86_64 LibreOffice_project/40$Build-2</meta:generator>
    <meta:document-statistic meta:table-count="3" meta:cell-count="558" meta:object-count="0"/>
  </office:meta>
</office:document-meta>
</file>